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ECNOLOGIA E INVERSIONES AGROPECUARIAS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DINA ALCANTARA, SAUL ISMA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NDOVAL IBERICO, FELIX ARTUR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824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18:21:4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